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CM Typewriter" svg:font-family="'CM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M Typewriter" fo:font-size="11pt" style:font-size-asian="11pt" style:font-size-complex="11pt"/>
    </style:style>
    <style:style style:name="P2" style:family="paragraph" style:parent-style-name="Standard">
      <style:text-properties style:font-name="CM Typewriter" fo:font-size="8pt" style:font-size-asian="8pt" style:font-size-complex="8pt"/>
    </style:style>
    <style:style style:name="P3" style:family="paragraph" style:parent-style-name="Standard">
      <style:text-properties style:font-name="CM Typewriter" fo:font-size="9pt" style:font-size-asian="9pt" style:font-size-complex="9pt"/>
    </style:style>
    <style:style style:name="P4" style:family="paragraph" style:parent-style-name="Standard">
      <style:paragraph-properties fo:break-before="column"/>
      <style:text-properties style:font-name="CM Typewriter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adox, version 3.0, 2008-07-29.</text:p>
      <text:p text:style-name="P3">+++ PROBLEM: mt\tptp\rt13.all.tptp</text:p>
      <text:p text:style-name="P3">Reading 'mt\tptp\rt13.all.tptp' ... OK</text:p>
      <text:p text:style-name="P3">+++ SOLVING: mt\tptp\rt13.all.tptp</text:p>
      <text:p text:style-name="P3">domain size 13</text:p>
      <text:p text:style-name="P3">+++ BEGIN MODEL</text:p>
      <text:p text:style-name="P3">SZS output start FiniteModel for mt\tptp\rt13.all.tptp</text:p>
      <text:p text:style-name="P3">% domain size is 13</text:p>
      <text:p text:style-name="P3">fof(domain, fi_domain,</text:p>
      <text:p text:style-name="P3">(![X] : (X = "1" | X = "2" | X = "3" | X = "4" | X = "5" | X = "6" | X = "7" | X = "8" | X = "9" | X = "10" | X = "11" | X = "12" | X = "13"))</text:p>
      <text:p text:style-name="P3">).</text:p>
      <text:p text:style-name="P3"></text:p>
      <text:p text:style-name="P3">SZS output end FiniteModel for mt\tptp\rt13.all.tptp</text:p>
      <text:p text:style-name="P3">+++ END MODEL</text:p>
      <text:p text:style-name="P3">+++ RESULT: Satisfiable</text:p>
      <text:p text:style-name="P3">SZS status Satisfiable for mt\tptp\rt13.all.tptp</text:p>
      <text:p text:style-name="P2"/>
      <text:p text:style-name="P1">fof(c, fi_predicates,</text:p>
      <text:p text:style-name="P1">( c("1","1") &lt;=&gt; $true</text:p>
      <text:p text:style-name="P1">&amp; c("1","2") &lt;=&gt; $true</text:p>
      <text:p text:style-name="P1">&amp; c("1","3") &lt;=&gt; $true</text:p>
      <text:p text:style-name="P1">&amp; c("1","4") &lt;=&gt; $true</text:p>
      <text:p text:style-name="P1">&amp; c("1","5") &lt;=&gt; $true</text:p>
      <text:p text:style-name="P1">&amp; c("1","6") &lt;=&gt; $false</text:p>
      <text:p text:style-name="P1">&amp; c("1","7") &lt;=&gt; $false</text:p>
      <text:p text:style-name="P1">&amp; c("1","8") &lt;=&gt; $true</text:p>
      <text:p text:style-name="P1">&amp; c("1","9") &lt;=&gt; $true</text:p>
      <text:p text:style-name="P1">&amp; c("1","10") &lt;=&gt; $true</text:p>
      <text:p text:style-name="P1">&amp; c("1","11") &lt;=&gt; $true</text:p>
      <text:p text:style-name="P1">&amp; c("1","12") &lt;=&gt; $true</text:p>
      <text:p text:style-name="P1">&amp; c("1","13") &lt;=&gt; $true</text:p>
      <text:p text:style-name="P1">&amp; c("2","1") &lt;=&gt; $true</text:p>
      <text:p text:style-name="P1">&amp; c("2","2") &lt;=&gt; $true</text:p>
      <text:p text:style-name="P1">&amp; c("2","3") &lt;=&gt; $true</text:p>
      <text:p text:style-name="P1">&amp; c("2","4") &lt;=&gt; $false</text:p>
      <text:p text:style-name="P1">&amp; c("2","5") &lt;=&gt; $true</text:p>
      <text:p text:style-name="P1">&amp; c("2","6") &lt;=&gt; $false</text:p>
      <text:p text:style-name="P1">&amp; c("2","7") &lt;=&gt; $false</text:p>
      <text:p text:style-name="P1">&amp; c("2","8") &lt;=&gt; $false</text:p>
      <text:p text:style-name="P1">&amp; c("2","9") &lt;=&gt; $false</text:p>
      <text:p text:style-name="P1">&amp; c("2","10") &lt;=&gt; $false</text:p>
      <text:p text:style-name="P1">&amp; c("2","11") &lt;=&gt; $true</text:p>
      <text:p text:style-name="P1">&amp; c("2","12") &lt;=&gt; $true</text:p>
      <text:p text:style-name="P1">&amp; c("2","13") &lt;=&gt; $true</text:p>
      <text:p text:style-name="P1">&amp; c("3","1") &lt;=&gt; $true</text:p>
      <text:p text:style-name="P1">&amp; c("3","2") &lt;=&gt; $true</text:p>
      <text:p text:style-name="P1">&amp; c("3","3") &lt;=&gt; $true</text:p>
      <text:p text:style-name="P1">&amp; c("3","4") &lt;=&gt; $true</text:p>
      <text:p text:style-name="P1">&amp; c("3","5") &lt;=&gt; $true</text:p>
      <text:p text:style-name="P1">&amp; c("3","6") &lt;=&gt; $true</text:p>
      <text:p text:style-name="P1">&amp; c("3","7") &lt;=&gt; $true</text:p>
      <text:p text:style-name="P1">&amp; c("3","8") &lt;=&gt; $true</text:p>
      <text:p text:style-name="P1">&amp; c("3","9") &lt;=&gt; $true</text:p>
      <text:p text:style-name="P1">&amp; c("3","10") &lt;=&gt; $true</text:p>
      <text:p text:style-name="P1">&amp; c("3","11") &lt;=&gt; $true</text:p>
      <text:p text:style-name="P1">&amp; c("3","12") &lt;=&gt; $true</text:p>
      <text:p text:style-name="P1">&amp; c("3","13") &lt;=&gt; $true</text:p>
      <text:p text:style-name="P1">&amp; c("4","1") &lt;=&gt; $true</text:p>
      <text:p text:style-name="P1">&amp; c("4","2") &lt;=&gt; $false</text:p>
      <text:p text:style-name="P1">&amp; c("4","3") &lt;=&gt; $true</text:p>
      <text:p text:style-name="P1">&amp; c("4","4") &lt;=&gt; $true</text:p>
      <text:p text:style-name="P1">&amp; c("4","5") &lt;=&gt; $false</text:p>
      <text:p text:style-name="P1">&amp; c("4","6") &lt;=&gt; $true</text:p>
      <text:p text:style-name="P1">&amp; c("4","7") &lt;=&gt; $true</text:p>
      <text:p text:style-name="P1">&amp; c("4","8") &lt;=&gt; $true</text:p>
      <text:p text:style-name="P1">&amp; c("4","9") &lt;=&gt; $true</text:p>
      <text:p text:style-name="P1">&amp; c("4","10") &lt;=&gt; $true</text:p>
      <text:p text:style-name="P1">&amp; c("4","11") &lt;=&gt; $true</text:p>
      <text:p text:style-name="P1">&amp; c("4","12") &lt;=&gt; $true</text:p>
      <text:p text:style-name="P1">&amp; c("4","13") &lt;=&gt; $true</text:p>
      <text:p text:style-name="P1">&amp; c("5","1") &lt;=&gt; $true</text:p>
      <text:p text:style-name="P1">&amp; c("5","2") &lt;=&gt; $true</text:p>
      <text:p text:style-name="P1">&amp; c("5","3") &lt;=&gt; $true</text:p>
      <text:p text:style-name="P1">&amp; c("5","4") &lt;=&gt; $false</text:p>
      <text:p text:style-name="P1">&amp; c("5","5") &lt;=&gt; $true</text:p>
      <text:p text:style-name="P1">&amp; c("5","6") &lt;=&gt; $false</text:p>
      <text:p text:style-name="P1">&amp; c("5","7") &lt;=&gt; $true</text:p>
      <text:p text:style-name="P1">&amp; c("5","8") &lt;=&gt; $false</text:p>
      <text:p text:style-name="P1">&amp; c("5","9") &lt;=&gt; $false</text:p>
      <text:p text:style-name="P1">&amp; c("5","10") &lt;=&gt; $true</text:p>
      <text:p text:style-name="P1">&amp; c("5","11") &lt;=&gt; $true</text:p>
      <text:p text:style-name="P1">&amp; c("5","12") &lt;=&gt; $true</text:p>
      <text:p text:style-name="P1">&amp; c("5","13") &lt;=&gt; $true</text:p>
      <text:p text:style-name="P1">&amp; c("6","1") &lt;=&gt; $false</text:p>
      <text:p text:style-name="P1">&amp; c("6","2") &lt;=&gt; $false</text:p>
      <text:p text:style-name="P1">&amp; c("6","3") &lt;=&gt; $true</text:p>
      <text:p text:style-name="P1">&amp; c("6","4") &lt;=&gt; $true</text:p>
      <text:p text:style-name="P1">&amp; c("6","5") &lt;=&gt; $false</text:p>
      <text:p text:style-name="P1">&amp; c("6","6") &lt;=&gt; $true</text:p>
      <text:p text:style-name="P1">&amp; c("6","7") &lt;=&gt; $true</text:p>
      <text:p text:style-name="P1">&amp; c("6","8") &lt;=&gt; $false</text:p>
      <text:p text:style-name="P1">&amp; c("6","9") &lt;=&gt; $false</text:p>
      <text:p text:style-name="P1">&amp; c("6","10") &lt;=&gt; $true</text:p>
      <text:p text:style-name="P1">&amp; c("6","11") &lt;=&gt; $true</text:p>
      <text:p text:style-name="P1">&amp; c("6","12") &lt;=&gt; $true</text:p>
      <text:p text:style-name="P1">&amp; c("6","13") &lt;=&gt; $false</text:p>
      <text:p text:style-name="P1">&amp; c("7","1") &lt;=&gt; $false</text:p>
      <text:p text:style-name="P1">&amp; c("7","2") &lt;=&gt; $false</text:p>
      <text:p text:style-name="P1">&amp; c("7","3") &lt;=&gt; $true</text:p>
      <text:p text:style-name="P1">&amp; c("7","4") &lt;=&gt; $true</text:p>
      <text:p text:style-name="P1">&amp; c("7","5") &lt;=&gt; $true</text:p>
      <text:p text:style-name="P1">&amp; c("7","6") &lt;=&gt; $true</text:p>
      <text:p text:style-name="P1">&amp; c("7","7") &lt;=&gt; $true</text:p>
      <text:p text:style-name="P1">&amp; c("7","8") &lt;=&gt; $false</text:p>
      <text:p text:style-name="P1">&amp; c("7","9") &lt;=&gt; $true</text:p>
      <text:p text:style-name="P1">&amp; c("7","10") &lt;=&gt; $true</text:p>
      <text:p text:style-name="P1">&amp; c("7","11") &lt;=&gt; $true</text:p>
      <text:p text:style-name="P1">&amp; c("7","12") &lt;=&gt; $true</text:p>
      <text:p text:style-name="P1">&amp; c("7","13") &lt;=&gt; $true</text:p>
      <text:p text:style-name="P1">&amp; c("8","1") &lt;=&gt; $true</text:p>
      <text:p text:style-name="P1">&amp; c("8","2") &lt;=&gt; $false</text:p>
      <text:p text:style-name="P1">&amp; c("8","3") &lt;=&gt; $true</text:p>
      <text:p text:style-name="P1">&amp; c("8","4") &lt;=&gt; $true</text:p>
      <text:p text:style-name="P1">&amp; c("8","5") &lt;=&gt; $false</text:p>
      <text:p text:style-name="P1">&amp; c("8","6") &lt;=&gt; $false</text:p>
      <text:p text:style-name="P1">&amp; c("8","7") &lt;=&gt; $false</text:p>
      <text:p text:style-name="P1">&amp; c("8","8") &lt;=&gt; $true</text:p>
      <text:p text:style-name="P1">&amp; c("8","9") &lt;=&gt; $true</text:p>
      <text:p text:style-name="P1">&amp; c("8","10") &lt;=&gt; $true</text:p>
      <text:p text:style-name="P1">&amp; c("8","11") &lt;=&gt; $false</text:p>
      <text:p text:style-name="P1">&amp; c("8","12") &lt;=&gt; $false</text:p>
      <text:p text:style-name="P1">&amp; c("8","13") &lt;=&gt; $true</text:p>
      <text:p text:style-name="P1">&amp; c("9","1") &lt;=&gt; $true</text:p>
      <text:p text:style-name="P1">&amp; c("9","2") &lt;=&gt; $false</text:p>
      <text:p text:style-name="P1">&amp; c("9","3") &lt;=&gt; $true</text:p>
      <text:p text:style-name="P1">&amp; c("9","4") &lt;=&gt; $true</text:p>
      <text:p text:style-name="P1">&amp; c("9","5") &lt;=&gt; $false</text:p>
      <text:p text:style-name="P1">&amp; c("9","6") &lt;=&gt; $false</text:p>
      <text:p text:style-name="P1">&amp; c("9","7") &lt;=&gt; $true</text:p>
      <text:p text:style-name="P1">&amp; c("9","8") &lt;=&gt; $true</text:p>
      <text:p text:style-name="P1">&amp; c("9","9") &lt;=&gt; $true</text:p>
      <text:p text:style-name="P1">&amp; c("9","10") &lt;=&gt; $true</text:p>
      <text:p text:style-name="P1">&amp; c("9","11") &lt;=&gt; $true</text:p>
      <text:p text:style-name="P1">&amp; c("9","12") &lt;=&gt; $false</text:p>
      <text:p text:style-name="P1">&amp; c("9","13") &lt;=&gt; $true</text:p>
      <text:p text:style-name="P1">&amp; c("10","1") &lt;=&gt; $true</text:p>
      <text:p text:style-name="P1">&amp; c("10","2") &lt;=&gt; $false</text:p>
      <text:p text:style-name="P1">&amp; c("10","3") &lt;=&gt; $true</text:p>
      <text:p text:style-name="P1">&amp; c("10","4") &lt;=&gt; $true</text:p>
      <text:p text:style-name="P1">&amp; c("10","5") &lt;=&gt; $true</text:p>
      <text:p text:style-name="P1">&amp; c("10","6") &lt;=&gt; $true</text:p>
      <text:p text:style-name="P1">&amp; c("10","7") &lt;=&gt; $true</text:p>
      <text:p text:style-name="P1">&amp; c("10","8") &lt;=&gt; $true</text:p>
      <text:p text:style-name="P1">&amp; c("10","9") &lt;=&gt; $true</text:p>
      <text:p text:style-name="P1">&amp; c("10","10") &lt;=&gt; $true</text:p>
      <text:p text:style-name="P1">&amp; c("10","11") &lt;=&gt; $true</text:p>
      <text:p text:style-name="P1">&amp; c("10","12") &lt;=&gt; $true</text:p>
      <text:p text:style-name="P1">&amp; c("10","13") &lt;=&gt; $true</text:p>
      <text:p text:style-name="P1">&amp; c("11","1") &lt;=&gt; $true</text:p>
      <text:p text:style-name="P1">&amp; c("11","2") &lt;=&gt; $true</text:p>
      <text:p text:style-name="P1">&amp; c("11","3") &lt;=&gt; $true</text:p>
      <text:p text:style-name="P1">&amp; c("11","4") &lt;=&gt; $true</text:p>
      <text:p text:style-name="P1">&amp; c("11","5") &lt;=&gt; $true</text:p>
      <text:p text:style-name="P1">&amp; c("11","6") &lt;=&gt; $true</text:p>
      <text:p text:style-name="P1">&amp; c("11","7") &lt;=&gt; $true</text:p>
      <text:p text:style-name="P1">&amp; c("11","8") &lt;=&gt; $false</text:p>
      <text:p text:style-name="P1">&amp; c("11","9") &lt;=&gt; $true</text:p>
      <text:p text:style-name="P1">&amp; c("11","10") &lt;=&gt; $true</text:p>
      <text:p text:style-name="P1">&amp; c("11","11") &lt;=&gt; $true</text:p>
      <text:p text:style-name="P1">&amp; c("11","12") &lt;=&gt; $true</text:p>
      <text:p text:style-name="P1">&amp; c("11","13") &lt;=&gt; $true</text:p>
      <text:p text:style-name="P1">&amp; c("12","1") &lt;=&gt; $true</text:p>
      <text:p text:style-name="P1">&amp; c("12","2") &lt;=&gt; $true</text:p>
      <text:p text:style-name="P1">&amp; c("12","3") &lt;=&gt; $true</text:p>
      <text:p text:style-name="P1">&amp; c("12","4") &lt;=&gt; $true</text:p>
      <text:p text:style-name="P1">&amp; c("12","5") &lt;=&gt; $true</text:p>
      <text:p text:style-name="P1">&amp; c("12","6") &lt;=&gt; $true</text:p>
      <text:p text:style-name="P1">&amp; c("12","7") &lt;=&gt; $true</text:p>
      <text:p text:style-name="P1">&amp; c("12","8") &lt;=&gt; $false</text:p>
      <text:p text:style-name="P1">&amp; c("12","9") &lt;=&gt; $false</text:p>
      <text:p text:style-name="P1">&amp; c("12","10") &lt;=&gt; $true</text:p>
      <text:p text:style-name="P1">&amp; c("12","11") &lt;=&gt; $true</text:p>
      <text:p text:style-name="P1">&amp; c("12","12") &lt;=&gt; $true</text:p>
      <text:p text:style-name="P1">&amp; c("12","13") &lt;=&gt; $true</text:p>
      <text:p text:style-name="P1">&amp; c("13","1") &lt;=&gt; $true</text:p>
      <text:p text:style-name="P1">&amp; c("13","2") &lt;=&gt; $true</text:p>
      <text:p text:style-name="P1">&amp; c("13","3") &lt;=&gt; $true</text:p>
      <text:p text:style-name="P1">&amp; c("13","4") &lt;=&gt; $true</text:p>
      <text:p text:style-name="P1">&amp; c("13","5") &lt;=&gt; $true</text:p>
      <text:p text:style-name="P1">&amp; c("13","6") &lt;=&gt; $false</text:p>
      <text:p text:style-name="P1">&amp; c("13","7") &lt;=&gt; $true</text:p>
      <text:p text:style-name="P1">&amp; c("13","8") &lt;=&gt; $true</text:p>
      <text:p text:style-name="P1">&amp; c("13","9") &lt;=&gt; $true</text:p>
      <text:p text:style-name="P1">&amp; c("13","10") &lt;=&gt; $true</text:p>
      <text:p text:style-name="P1">&amp; c("13","11") &lt;=&gt; $true</text:p>
      <text:p text:style-name="P1">&amp; c("13","12") &lt;=&gt; $true</text:p>
      <text:p text:style-name="P1">&amp; c("13","13") &lt;=&gt; $true</text:p>
      <text:p text:style-name="P1">)).</text:p>
      <text:p text:style-name="P1"></text:p>
      <text:p text:style-name="P1"/>
      <text:p text:style-name="P4"><text:soft-page-break/>fof(one, fi_functors,</text:p>
      <text:p text:style-name="P1">( one = "3")).</text:p>
      <text:p text:style-name="P1"/>
      <text:p text:style-name="P1">fof(closure, fi_functors,</text:p>
      <text:p text:style-name="P1">( closure("1") = "13"</text:p>
      <text:p text:style-name="P1">&amp; closure("2") = "5"</text:p>
      <text:p text:style-name="P1">&amp; closure("3") = "3"</text:p>
      <text:p text:style-name="P1">&amp; closure("4") = "10"</text:p>
      <text:p text:style-name="P1">&amp; closure("5") = "5"</text:p>
      <text:p text:style-name="P1">&amp; closure("6") = "7"</text:p>
      <text:p text:style-name="P1">&amp; closure("7") = "7"</text:p>
      <text:p text:style-name="P1">&amp; closure("8") = "9"</text:p>
      <text:p text:style-name="P1">&amp; closure("9") = "9"</text:p>
      <text:p text:style-name="P1">&amp; closure("10") = "10"</text:p>
      <text:p text:style-name="P1">&amp; closure("11") = "11"</text:p>
      <text:p text:style-name="P1">&amp; closure("12") = "11"</text:p>
      <text:p text:style-name="P1">&amp; closure("13") = "13")).</text:p>
      <text:p text:style-name="P1"></text:p>
      <text:p text:style-name="P1">fof(i, fi_functors,</text:p>
      <text:p text:style-name="P1">( i("1") = "1"</text:p>
      <text:p text:style-name="P1">&amp; i("2") = "2"</text:p>
      <text:p text:style-name="P1">&amp; i("3") = "3"</text:p>
      <text:p text:style-name="P1">&amp; i("4") = "4"</text:p>
      <text:p text:style-name="P1">&amp; i("5") = "2"</text:p>
      <text:p text:style-name="P1">&amp; i("6") = "6"</text:p>
      <text:p text:style-name="P1">&amp; i("7") = "6"</text:p>
      <text:p text:style-name="P1">&amp; i("8") = "8"</text:p>
      <text:p text:style-name="P1">&amp; i("9") = "8"</text:p>
      <text:p text:style-name="P1">&amp; i("10") = "4"</text:p>
      <text:p text:style-name="P1">&amp; i("11") = "12"</text:p>
      <text:p text:style-name="P1">&amp; i("12") = "12"</text:p>
      <text:p text:style-name="P1">&amp; i("13") = "1"</text:p>
      <text:p text:style-name="P1">)).</text:p>
      <text:p text:style-name="P1"/>
      <text:p text:style-name="P1">fof(op, fi_predicates,</text:p>
      <text:p text:style-name="P1">( op("1") &lt;=&gt; $true</text:p>
      <text:p text:style-name="P1">&amp; op("2") &lt;=&gt; $true</text:p>
      <text:p text:style-name="P1">&amp; op("3") &lt;=&gt; $true</text:p>
      <text:p text:style-name="P1">&amp; op("4") &lt;=&gt; $true</text:p>
      <text:p text:style-name="P1">&amp; op("5") &lt;=&gt; $false</text:p>
      <text:p text:style-name="P1">&amp; op("6") &lt;=&gt; $true</text:p>
      <text:p text:style-name="P1">&amp; op("7") &lt;=&gt; $false</text:p>
      <text:p text:style-name="P1">&amp; op("8") &lt;=&gt; $true</text:p>
      <text:p text:style-name="P1">&amp; op("9") &lt;=&gt; $false</text:p>
      <text:p text:style-name="P1">&amp; op("10") &lt;=&gt; $false</text:p>
      <text:p text:style-name="P1">&amp; op("11") &lt;=&gt; $false</text:p>
      <text:p text:style-name="P1">&amp; op("12") &lt;=&gt; $true</text:p>
      <text:p text:style-name="P1">&amp; op("13") &lt;=&gt; $false</text:p>
      <text:p text:style-name="P1">)).</text:p>
      <text:p text:style-name="P1"/>
      <text:p text:style-name="P1">fof(neg, fi_functors,</text:p>
      <text:p text:style-name="P1">( neg("1") = "7"</text:p>
      <text:p text:style-name="P1">&amp; neg("2") = "10"</text:p>
      <text:p text:style-name="P1">&amp; neg("3") = "3"</text:p>
      <text:p text:style-name="P1">&amp; neg("4") = "5"</text:p>
      <text:p text:style-name="P1">&amp; neg("5") = "4"</text:p>
      <text:p text:style-name="P1">&amp; neg("6") = "13"</text:p>
      <text:p text:style-name="P1">&amp; neg("7") = "1"</text:p>
      <text:p text:style-name="P1">&amp; neg("8") = "11"</text:p>
      <text:p text:style-name="P1">&amp; neg("9") = "12"</text:p>
      <text:p text:style-name="P1">&amp; neg("10") = "2"</text:p>
      <text:p text:style-name="P1">&amp; neg("11") = "8"</text:p>
      <text:p text:style-name="P1">&amp; neg("12") = "9"</text:p>
      <text:p text:style-name="P1">&amp; neg("13") = "6"</text:p>
      <text:p text:style-name="P1">)).</text:p>
      <text:p text:style-name="P1">fof(ec, fi_predicates,</text:p>
      <text:p text:style-name="P1">ec("5","7") &lt;=&gt; $true</text:p>
      <text:p text:style-name="P1">&amp; ec("5","10") &lt;=&gt; $true</text:p>
      <text:p text:style-name="P1">&amp; ec("7","9") &lt;=&gt; $true</text:p>
      <text:p text:style-name="P1">&amp; ec("7","13") &lt;=&gt; $true</text:p>
      <text:p text:style-name="P1">&amp; ec("9","11") &lt;=&gt; $true</text:p>
      <text:p text:style-name="P1">)).</text:p>
      <text:p text:style-name="P1"></text:p>
      <text:p text:style-name="P1">fof(wcont, fi_predicates,</text:p>
      <text:p text:style-name="P1">( wcont("5","9") &lt;=&gt; $true</text:p>
      <text:p text:style-name="P1">)).</text:p>
      <text:p text:style-name="P1"/>
      <text:p text:style-name="P1">fof(o, fi_predicates,</text:p>
      <text:p text:style-name="P1">( o("1","6") &lt;=&gt; $false</text:p>
      <text:p text:style-name="P1">&amp; o("1","7") &lt;=&gt; $false</text:p>
      <text:p text:style-name="P1">&amp; o("2","4") &lt;=&gt; $false</text:p>
      <text:p text:style-name="P1">&amp; o("2","6") &lt;=&gt; $false</text:p>
      <text:p text:style-name="P1">&amp; o("2","7") &lt;=&gt; $false</text:p>
      <text:p text:style-name="P1">&amp; o("2","8") &lt;=&gt; $false</text:p>
      <text:p text:style-name="P1">&amp; o("2","9") &lt;=&gt; $false</text:p>
      <text:p text:style-name="P1">&amp; o("2","10") &lt;=&gt; $false</text:p>
      <text:p text:style-name="P1">&amp; o("4","2") &lt;=&gt; $false</text:p>
      <text:p text:style-name="P1">&amp; o("4","5") &lt;=&gt; $false</text:p>
      <text:p text:style-name="P1">&amp; o("5","4") &lt;=&gt; $false</text:p>
      <text:p text:style-name="P1">&amp; o("5","6") &lt;=&gt; $false</text:p>
      <text:p text:style-name="P1">&amp; o("5","7") &lt;=&gt; $false</text:p>
      <text:p text:style-name="P1">&amp; o("5","8") &lt;=&gt; $false</text:p>
      <text:p text:style-name="P1">&amp; o("5","9") &lt;=&gt; $false</text:p>
      <text:p text:style-name="P1">&amp; o("5","10") &lt;=&gt; $false</text:p>
      <text:p text:style-name="P1">&amp; o("6","1") &lt;=&gt; $false</text:p>
      <text:p text:style-name="P1">&amp; o("6","2") &lt;=&gt; $false</text:p>
      <text:p text:style-name="P1">&amp; o("6","5") &lt;=&gt; $false</text:p>
      <text:p text:style-name="P1">&amp; o("6","8") &lt;=&gt; $false</text:p>
      <text:p text:style-name="P1">&amp; o("6","9") &lt;=&gt; $false</text:p>
      <text:p text:style-name="P1">&amp; o("6","13") &lt;=&gt; $false</text:p>
      <text:p text:style-name="P1">&amp; o("7","1") &lt;=&gt; $false</text:p>
      <text:p text:style-name="P1">&amp; o("7","2") &lt;=&gt; $false</text:p>
      <text:p text:style-name="P1">&amp; o("7","5") &lt;=&gt; $false</text:p>
      <text:p text:style-name="P1">&amp; o("7","8") &lt;=&gt; $false</text:p>
      <text:p text:style-name="P1">&amp; o("7","9") &lt;=&gt; $false</text:p>
      <text:p text:style-name="P1">&amp; o("7","13") &lt;=&gt; $false</text:p>
      <text:p text:style-name="P1">&amp; o("8","2") &lt;=&gt; $false</text:p>
      <text:p text:style-name="P1">&amp; o("8","5") &lt;=&gt; $false</text:p>
      <text:p text:style-name="P1">&amp; o("8","6") &lt;=&gt; $false</text:p>
      <text:p text:style-name="P1">&amp; o("8","7") &lt;=&gt; $false</text:p>
      <text:p text:style-name="P1">&amp; o("8","11") &lt;=&gt; $false</text:p>
      <text:p text:style-name="P1">&amp; o("8","12") &lt;=&gt; $false</text:p>
      <text:p text:style-name="P1">&amp; o("9","2") &lt;=&gt; $false</text:p>
      <text:p text:style-name="P1">&amp; o("9","5") &lt;=&gt; $false</text:p>
      <text:p text:style-name="P1">&amp; o("9","6") &lt;=&gt; $false</text:p>
      <text:p text:style-name="P1">&amp; o("9","7") &lt;=&gt; $false</text:p>
      <text:p text:style-name="P1">&amp; o("9","11") &lt;=&gt; $false</text:p>
      <text:p text:style-name="P1">&amp; o("9","12") &lt;=&gt; $false</text:p>
      <text:p text:style-name="P1">&amp; o("10","2") &lt;=&gt; $false</text:p>
      <text:p text:style-name="P1">&amp; o("10","5") &lt;=&gt; $false</text:p>
      <text:p text:style-name="P1">&amp; o("11","8") &lt;=&gt; $false</text:p>
      <text:p text:style-name="P1">&amp; o("11","9") &lt;=&gt; $false</text:p>
      <text:p text:style-name="P1">&amp; o("12","8") &lt;=&gt; $false</text:p>
      <text:p text:style-name="P1">&amp; o("12","9") &lt;=&gt; $false</text:p>
      <text:p text:style-name="P1">&amp; o("13","6") &lt;=&gt; $false</text:p>
      <text:p text:style-name="P1">&amp; o("13","7") &lt;=&gt; $false</text:p>
      <text:p text:style-name="P1">)).</text:p>
      <text:p text:style-name="P1"/>
      <text:p text:style-name="P1"/>
      <text:p text:style-name="P4">fof(pp, fi_predicates,</text:p>
      <text:p text:style-name="P1">( pp("1","3") &lt;=&gt; $true</text:p>
      <text:p text:style-name="P1">&amp; pp("1","13") &lt;=&gt; $true</text:p>
      <text:p text:style-name="P1">&amp; pp("2","1") &lt;=&gt; $true</text:p>
      <text:p text:style-name="P1">&amp; pp("2","3") &lt;=&gt; $true</text:p>
      <text:p text:style-name="P1">&amp; pp("2","5") &lt;=&gt; $true</text:p>
      <text:p text:style-name="P1">&amp; pp("2","11") &lt;=&gt; $true</text:p>
      <text:p text:style-name="P1">&amp; pp("2","12") &lt;=&gt; $true</text:p>
      <text:p text:style-name="P1">&amp; pp("2","13") &lt;=&gt; $true</text:p>
      <text:p text:style-name="P1">&amp; pp("4","3") &lt;=&gt; $true</text:p>
      <text:p text:style-name="P1">&amp; pp("4","10") &lt;=&gt; $true</text:p>
      <text:p text:style-name="P1">&amp; pp("5","3") &lt;=&gt; $true</text:p>
      <text:p text:style-name="P1">&amp; pp("5","11") &lt;=&gt; $true</text:p>
      <text:p text:style-name="P1">&amp; pp("5","12") &lt;=&gt; $true</text:p>
      <text:p text:style-name="P1">&amp; pp("5","13") &lt;=&gt; $true</text:p>
      <text:p text:style-name="P1">&amp; pp("6","3") &lt;=&gt; $true</text:p>
      <text:p text:style-name="P1">&amp; pp("6","4") &lt;=&gt; $true</text:p>
      <text:p text:style-name="P1">&amp; pp("6","7") &lt;=&gt; $true</text:p>
      <text:p text:style-name="P1">&amp; pp("6","10") &lt;=&gt; $true</text:p>
      <text:p text:style-name="P1">&amp; pp("6","11") &lt;=&gt; $true</text:p>
      <text:p text:style-name="P1">&amp; pp("6","12") &lt;=&gt; $true</text:p>
      <text:p text:style-name="P1">&amp; pp("7","3") &lt;=&gt; $true</text:p>
      <text:p text:style-name="P1">&amp; pp("7","10") &lt;=&gt; $true</text:p>
      <text:p text:style-name="P1">&amp; pp("7","11") &lt;=&gt; $true</text:p>
      <text:p text:style-name="P1">&amp; pp("8","1") &lt;=&gt; $true</text:p>
      <text:p text:style-name="P1">&amp; pp("8","3") &lt;=&gt; $true</text:p>
      <text:p text:style-name="P1">&amp; pp("8","4") &lt;=&gt; $true</text:p>
      <text:p text:style-name="P1">&amp; pp("8","9") &lt;=&gt; $true</text:p>
      <text:p text:style-name="P1">&amp; pp("8","10") &lt;=&gt; $true</text:p>
      <text:p text:style-name="P1">&amp; pp("8","13") &lt;=&gt; $true</text:p>
      <text:p text:style-name="P1">&amp; pp("9","3") &lt;=&gt; $true</text:p>
      <text:p text:style-name="P1">&amp; pp("9","4") &lt;=&gt; $true</text:p>
      <text:p text:style-name="P1">&amp; pp("9","10") &lt;=&gt; $true</text:p>
      <text:p text:style-name="P1">&amp; pp("9","13") &lt;=&gt; $true</text:p>
      <text:p text:style-name="P1">&amp; pp("10","3") &lt;=&gt; $true</text:p>
      <text:p text:style-name="P1">&amp; pp("11","3") &lt;=&gt; $true</text:p>
      <text:p text:style-name="P1">&amp; pp("12","3") &lt;=&gt; $true</text:p>
      <text:p text:style-name="P1">&amp; pp("12","11") &lt;=&gt; $true</text:p>
      <text:p text:style-name="P1">&amp; pp("13","3") &lt;=&gt; $true</text:p>
      <text:p text:style-name="P1">)).</text:p>
      <text:p text:style-name="P1"/>
      <text:p text:style-name="P1"/>
      <text:p text:style-name="P4"><text:soft-page-break/>fof(meet, fi_functors,</text:p>
      <text:p text:style-name="P1">( meet("1","1") = "1"</text:p>
      <text:p text:style-name="P1">&amp; meet("1","2") = "2"</text:p>
      <text:p text:style-name="P1">&amp; meet("1","3") = "1"</text:p>
      <text:p text:style-name="P1">&amp; meet("1","4") = "8"</text:p>
      <text:p text:style-name="P1">&amp; meet("1","5") = "2"</text:p>
      <text:p text:style-name="P1">&amp; meet("1","6") = "6"</text:p>
      <text:p text:style-name="P1">&amp; meet("1","7") = "9"</text:p>
      <text:p text:style-name="P1">&amp; meet("1","8") = "8"</text:p>
      <text:p text:style-name="P1">&amp; meet("1","9") = "8"</text:p>
      <text:p text:style-name="P1">&amp; meet("1","10") = "8"</text:p>
      <text:p text:style-name="P1">&amp; meet("1","11") = "2"</text:p>
      <text:p text:style-name="P1">&amp; meet("1","12") = "2"</text:p>
      <text:p text:style-name="P1">&amp; meet("1","13") = "1"</text:p>
      <text:p text:style-name="P1">&amp; meet("2","1") = "2"</text:p>
      <text:p text:style-name="P1">&amp; meet("2","2") = "2"</text:p>
      <text:p text:style-name="P1">&amp; meet("2","3") = "2"</text:p>
      <text:p text:style-name="P1">&amp; meet("2","4") = "7"</text:p>
      <text:p text:style-name="P1">&amp; meet("2","5") = "2"</text:p>
      <text:p text:style-name="P1">&amp; meet("2","6") = "2"</text:p>
      <text:p text:style-name="P1">&amp; meet("2","7") = "2"</text:p>
      <text:p text:style-name="P1">&amp; meet("2","8") = "13"</text:p>
      <text:p text:style-name="P1">&amp; meet("2","9") = "2"</text:p>
      <text:p text:style-name="P1">&amp; meet("2","10") = "1"</text:p>
      <text:p text:style-name="P1">&amp; meet("2","11") = "2"</text:p>
      <text:p text:style-name="P1">&amp; meet("2","12") = "2"</text:p>
      <text:p text:style-name="P1">&amp; meet("2","13") = "2"</text:p>
      <text:p text:style-name="P1">&amp; meet("3","1") = "1"</text:p>
      <text:p text:style-name="P1">&amp; meet("3","2") = "2"</text:p>
      <text:p text:style-name="P1">&amp; meet("3","3") = "3"</text:p>
      <text:p text:style-name="P1">&amp; meet("3","4") = "4"</text:p>
      <text:p text:style-name="P1">&amp; meet("3","5") = "5"</text:p>
      <text:p text:style-name="P1">&amp; meet("3","6") = "6"</text:p>
      <text:p text:style-name="P1">&amp; meet("3","7") = "7"</text:p>
      <text:p text:style-name="P1">&amp; meet("3","8") = "8"</text:p>
      <text:p text:style-name="P1">&amp; meet("3","9") = "9"</text:p>
      <text:p text:style-name="P1">&amp; meet("3","10") = "10"</text:p>
      <text:p text:style-name="P1">&amp; meet("3","11") = "11"</text:p>
      <text:p text:style-name="P1">&amp; meet("3","12") = "12"</text:p>
      <text:p text:style-name="P1">&amp; meet("3","13") = "13"</text:p>
      <text:p text:style-name="P1">&amp; meet("4","1") = "8"</text:p>
      <text:p text:style-name="P1">&amp; meet("4","2") = "7"</text:p>
      <text:p text:style-name="P1">&amp; meet("4","3") = "4"</text:p>
      <text:p text:style-name="P1">&amp; meet("4","4") = "4"</text:p>
      <text:p text:style-name="P1">&amp; meet("4","5") = "9"</text:p>
      <text:p text:style-name="P1">&amp; meet("4","6") = "6"</text:p>
      <text:p text:style-name="P1">&amp; meet("4","7") = "6"</text:p>
      <text:p text:style-name="P1">&amp; meet("4","8") = "8"</text:p>
      <text:p text:style-name="P1">&amp; meet("4","9") = "9"</text:p>
      <text:p text:style-name="P1">&amp; meet("4","10") = "4"</text:p>
      <text:p text:style-name="P1">&amp; meet("4","11") = "6"</text:p>
      <text:p text:style-name="P1">&amp; meet("4","12") = "6"</text:p>
      <text:p text:style-name="P1">&amp; meet("4","13") = "9"</text:p>
      <text:p text:style-name="P1">&amp; meet("5","1") = "2"</text:p>
      <text:p text:style-name="P1">&amp; meet("5","2") = "2"</text:p>
      <text:p text:style-name="P1">&amp; meet("5","3") = "5"</text:p>
      <text:p text:style-name="P1">&amp; meet("5","4") = "9"</text:p>
      <text:p text:style-name="P1">&amp; meet("5","5") = "5"</text:p>
      <text:p text:style-name="P1">&amp; meet("5","6") = "11"</text:p>
      <text:p text:style-name="P1">&amp; meet("5","7") = "9"</text:p>
      <text:p text:style-name="P1">&amp; meet("5","8") = "13"</text:p>
      <text:p text:style-name="P1">&amp; meet("5","9") = "10"</text:p>
      <text:p text:style-name="P1">&amp; meet("5","10") = "13"</text:p>
      <text:p text:style-name="P1">&amp; meet("5","11") = "5"</text:p>
      <text:p text:style-name="P1">&amp; meet("5","12") = "5"</text:p>
      <text:p text:style-name="P1">&amp; meet("5","13") = "5"</text:p>
      <text:p text:style-name="P1">&amp; meet("6","1") = "1"</text:p>
      <text:p text:style-name="P1">&amp; meet("6","2") = "6"</text:p>
      <text:p text:style-name="P1">&amp; meet("6","3") = "6"</text:p>
      <text:p text:style-name="P1">&amp; meet("6","4") = "6"</text:p>
      <text:p text:style-name="P1">&amp; meet("6","5") = "11"</text:p>
      <text:p text:style-name="P1">&amp; meet("6","6") = "6"</text:p>
      <text:p text:style-name="P1">&amp; meet("6","7") = "6"</text:p>
      <text:p text:style-name="P1">&amp; meet("6","8") = "9"</text:p>
      <text:p text:style-name="P1">&amp; meet("6","9") = "3"</text:p>
      <text:p text:style-name="P1">&amp; meet("6","10") = "6"</text:p>
      <text:p text:style-name="P1">&amp; meet("6","11") = "6"</text:p>
      <text:p text:style-name="P1">&amp; meet("6","12") = "6"</text:p>
      <text:p text:style-name="P1">&amp; meet("6","13") = "9"</text:p>
      <text:p text:style-name="P1">&amp; meet("7","1") = "5"</text:p>
      <text:p text:style-name="P1">&amp; meet("7","2") = "5"</text:p>
      <text:p text:style-name="P1">&amp; meet("7","3") = "7"</text:p>
      <text:p text:style-name="P1">&amp; meet("7","4") = "6"</text:p>
      <text:p text:style-name="P1">&amp; meet("7","5") = "5"</text:p>
      <text:p text:style-name="P1">&amp; meet("7","6") = "6"</text:p>
      <text:p text:style-name="P1">&amp; meet("7","7") = "7"</text:p>
      <text:p text:style-name="P1">&amp; meet("7","8") = "2"</text:p>
      <text:p text:style-name="P1">&amp; meet("7","9") = "5"</text:p>
      <text:p text:style-name="P1">&amp; meet("7","10") = "7"</text:p>
      <text:p text:style-name="P1">&amp; meet("7","11") = "7"</text:p>
      <text:p text:style-name="P1">&amp; meet("7","12") = "6"</text:p>
      <text:p text:style-name="P1">&amp; meet("7","13") = "7"</text:p>
      <text:p text:style-name="P1">&amp; meet("8","1") = "8"</text:p>
      <text:p text:style-name="P1">&amp; meet("8","2") = "4"</text:p>
      <text:p text:style-name="P1">&amp; meet("8","3") = "8"</text:p>
      <text:p text:style-name="P1">&amp; meet("8","4") = "8"</text:p>
      <text:p text:style-name="P1">&amp; meet("8","5") = "3"</text:p>
      <text:p text:style-name="P1">&amp; meet("8","6") = "1"</text:p>
      <text:p text:style-name="P1">&amp; meet("8","7") = "5"</text:p>
      <text:p text:style-name="P1">&amp; meet("8","8") = "8"</text:p>
      <text:p text:style-name="P1">&amp; meet("8","9") = "8"</text:p>
      <text:p text:style-name="P1">&amp; meet("8","10") = "8"</text:p>
      <text:p text:style-name="P1">&amp; meet("8","11") = "1"</text:p>
      <text:p text:style-name="P1">&amp; meet("8","12") = "2"</text:p>
      <text:p text:style-name="P1">&amp; meet("8","13") = "8"</text:p>
      <text:p text:style-name="P1">&amp; meet("9","1") = "8"</text:p>
      <text:p text:style-name="P1">&amp; meet("9","2") = "7"</text:p>
      <text:p text:style-name="P1">&amp; meet("9","3") = "9"</text:p>
      <text:p text:style-name="P1">&amp; meet("9","4") = "9"</text:p>
      <text:p text:style-name="P1">&amp; meet("9","5") = "2"</text:p>
      <text:p text:style-name="P1">&amp; meet("9","6") = "13"</text:p>
      <text:p text:style-name="P1">&amp; meet("9","7") = "7"</text:p>
      <text:p text:style-name="P1">&amp; meet("9","8") = "8"</text:p>
      <text:p text:style-name="P1">&amp; meet("9","9") = "9"</text:p>
      <text:p text:style-name="P1">&amp; meet("9","10") = "9"</text:p>
      <text:p text:style-name="P1">&amp; meet("9","11") = "8"</text:p>
      <text:p text:style-name="P1">&amp; meet("9","12") = "9"</text:p>
      <text:p text:style-name="P1">&amp; meet("9","13") = "9"</text:p>
      <text:p text:style-name="P1">&amp; meet("10","1") = "8"</text:p>
      <text:p text:style-name="P1">&amp; meet("10","2") = "4"</text:p>
      <text:p text:style-name="P1">&amp; meet("10","3") = "10"</text:p>
      <text:p text:style-name="P1">&amp; meet("10","4") = "4"</text:p>
      <text:p text:style-name="P1">&amp; meet("10","5") = "5"</text:p>
      <text:p text:style-name="P1">&amp; meet("10","6") = "6"</text:p>
      <text:p text:style-name="P1">&amp; meet("10","7") = "7"</text:p>
      <text:p text:style-name="P1">&amp; meet("10","8") = "8"</text:p>
      <text:p text:style-name="P1">&amp; meet("10","9") = "9"</text:p>
      <text:p text:style-name="P1">&amp; meet("10","10") = "10"</text:p>
      <text:p text:style-name="P1">&amp; meet("10","11") = "7"</text:p>
      <text:p text:style-name="P1">&amp; meet("10","12") = "6"</text:p>
      <text:p text:style-name="P1">&amp; meet("10","13") = "9"</text:p>
      <text:p text:style-name="P1">&amp; meet("11","1") = "2"</text:p>
      <text:p text:style-name="P1">&amp; meet("11","2") = "2"</text:p>
      <text:p text:style-name="P1">&amp; meet("11","3") = "11"</text:p>
      <text:p text:style-name="P1">&amp; meet("11","4") = "6"</text:p>
      <text:p text:style-name="P1">&amp; meet("11","5") = "5"</text:p>
      <text:p text:style-name="P1">&amp; meet("11","6") = "6"</text:p>
      <text:p text:style-name="P1">&amp; meet("11","7") = "7"</text:p>
      <text:p text:style-name="P1">&amp; meet("11","8") = "13"</text:p>
      <text:p text:style-name="P1">&amp; meet("11","9") = "5"</text:p>
      <text:p text:style-name="P1">&amp; meet("11","10") = "7"</text:p>
      <text:p text:style-name="P1">&amp; meet("11","11") = "11"</text:p>
      <text:p text:style-name="P1">&amp; meet("11","12") = "12"</text:p>
      <text:p text:style-name="P1">&amp; meet("11","13") = "5"</text:p>
      <text:p text:style-name="P1">&amp; meet("12","1") = "2"</text:p>
      <text:p text:style-name="P1">&amp; meet("12","2") = "2"</text:p>
      <text:p text:style-name="P1">&amp; meet("12","3") = "12"</text:p>
      <text:p text:style-name="P1">&amp; meet("12","4") = "6"</text:p>
      <text:p text:style-name="P1">&amp; meet("12","5") = "5"</text:p>
      <text:p text:style-name="P1">&amp; meet("12","6") = "6"</text:p>
      <text:p text:style-name="P1">&amp; meet("12","7") = "6"</text:p>
      <text:p text:style-name="P1">&amp; meet("12","8") = "1"</text:p>
      <text:p text:style-name="P1">&amp; meet("12","9") = "4"</text:p>
      <text:p text:style-name="P1">&amp; meet("12","10") = "6"</text:p>
      <text:p text:style-name="P1">&amp; meet("12","11") = "12"</text:p>
      <text:p text:style-name="P1">&amp; meet("12","12") = "12"</text:p>
      <text:p text:style-name="P1">&amp; meet("12","13") = "5"</text:p>
      <text:p text:style-name="P1">&amp; meet("13","1") = "1"</text:p>
      <text:p text:style-name="P1">&amp; meet("13","2") = "2"</text:p>
      <text:p text:style-name="P1">&amp; meet("13","3") = "13"</text:p>
      <text:p text:style-name="P1">&amp; meet("13","4") = "9"</text:p>
      <text:p text:style-name="P1">&amp; meet("13","5") = "5"</text:p>
      <text:p text:style-name="P1">&amp; meet("13","6") = "1"</text:p>
      <text:p text:style-name="P1">&amp; meet("13","7") = "8"</text:p>
      <text:p text:style-name="P1">&amp; meet("13","8") = "8"</text:p>
      <text:p text:style-name="P1">&amp; meet("13","9") = "9"</text:p>
      <text:p text:style-name="P1">&amp; meet("13","10") = "9"</text:p>
      <text:p text:style-name="P1">&amp; meet("13","11") = "5"</text:p>
      <text:p text:style-name="P1">&amp; meet("13","12") = "5"</text:p>
      <text:p text:style-name="P1">&amp; meet("13","13") = "13"</text:p>
      <text:p text:style-name="P1">)).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CM Typewriter" svg:font-family="'CM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footnote-max-height="0in">
        <style:columns fo:column-count="3" fo:column-gap="0.1in">
          <style:column-sep style:width="0.0008in" style:color="#000000" style:height="100%"/>
          <style:column style:rel-width="3300*" fo:start-indent="0in" fo:end-indent="0.05in"/>
          <style:column style:rel-width="3372*" fo:start-indent="0.05in" fo:end-indent="0.05in"/>
          <style:column style:rel-width="3300*" fo:start-indent="0.0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Hahmann</meta:initial-creator>
    <meta:creation-date>2011-12-12T11:52:52</meta:creation-date>
    <meta:document-statistic meta:table-count="0" meta:image-count="0" meta:object-count="0" meta:page-count="3" meta:paragraph-count="522" meta:word-count="2079" meta:character-count="12044"/>
    <dc:date>2011-12-12T12:19:05</dc:date>
    <dc:creator>Torsten Hahmann</dc:creator>
    <meta:editing-duration>PT00H01M47S</meta:editing-duration>
    <meta:editing-cycles>1</meta:editing-cycles>
    <meta:generator>OpenOffice.org/3.2$Unix OpenOffice.org_project/320m19$Build-9505</meta:generator>
  </office:meta>
</office:document-meta>
</file>